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/>
    </style:style>
    <style:style style:name="P2" style:parent-style-name="Sansinterligne" style:family="paragraph">
      <style:paragraph-properties fo:text-align="center"/>
      <style:text-properties style:font-name="Times New Roman" style:font-name-complex="Times New Roman" fo:font-size="14pt" style:font-size-asian="14pt" style:font-size-complex="14pt"/>
    </style:style>
    <style:style style:name="P3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4" style:parent-style-name="Sansinterligne" style:family="paragraph">
      <style:paragraph-properties fo:text-align="justify" fo:text-indent="0.4916in"/>
      <style:text-properties style:font-name="Times New Roman" style:font-name-complex="Times New Roman" fo:language="en" fo:country="US"/>
    </style:style>
    <style:style style:name="P5" style:parent-style-name="Sansinterligne" style:family="paragraph">
      <style:paragraph-properties fo:text-align="justify" fo:text-indent="0.4916in"/>
      <style:text-properties style:font-name="Times New Roman" style:font-name-complex="Times New Roman" fo:language="en" fo:country="US"/>
    </style:style>
    <style:style style:name="P6" style:parent-style-name="Sansinterligne" style:family="paragraph">
      <style:paragraph-properties fo:text-align="justify" fo:text-indent="0.4916in"/>
      <style:text-properties style:font-name="Times New Roman" style:font-name-complex="Times New Roman" fo:language="en" fo:country="US"/>
    </style:style>
    <style:style style:name="P7" style:parent-style-name="Sansinterligne" style:family="paragraph">
      <style:paragraph-properties fo:text-align="justify" fo:text-indent="0.4916in"/>
      <style:text-properties style:font-name="Times New Roman" style:font-name-complex="Times New Roman" fo:language="en" fo:country="US"/>
    </style:style>
    <style:style style:name="P8" style:parent-style-name="Sansinterligne" style:family="paragraph">
      <style:paragraph-properties fo:text-align="justify" fo:text-indent="0.4916in"/>
      <style:text-properties style:font-name="Times New Roman" style:font-name-complex="Times New Roman" fo:language="en" fo:country="US"/>
    </style:style>
    <style:style style:name="P9" style:parent-style-name="Sansinterligne" style:family="paragraph">
      <style:paragraph-properties fo:text-align="justify" fo:text-indent="0.4916in"/>
      <style:text-properties style:font-name="Times New Roman" style:font-name-complex="Times New Roman" fo:language="en" fo:country="US"/>
    </style:style>
    <style:style style:name="P10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11" style:parent-style-name="Sansinterligne" style:family="paragraph">
      <style:paragraph-properties fo:text-align="justify"/>
    </style:style>
    <style:style style:name="T12" style:parent-style-name="Policepardéfaut" style:family="text">
      <style:text-properties style:font-name="Times New Roman" style:font-name-complex="Times New Roman" fo:language="en" fo:country="US"/>
    </style:style>
    <style:style style:name="T13" style:parent-style-name="Policepardéfaut" style:family="text">
      <style:text-properties style:font-name="Times New Roman" style:font-name-complex="Times New Roman" fo:language="en" fo:country="US"/>
    </style:style>
    <style:style style:name="T14" style:parent-style-name="Lienhypertexte" style:family="text">
      <style:text-properties style:font-name="Times New Roman" style:font-name-complex="Times New Roman" fo:language="en" fo:country="US"/>
    </style:style>
    <style:style style:name="T15" style:parent-style-name="Policepardéfaut" style:family="text">
      <style:text-properties style:font-name="Times New Roman" style:font-name-complex="Times New Roman" fo:language="en" fo:country="US"/>
    </style:style>
    <style:style style:name="P16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17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18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19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20" style:parent-style-name="Sansinterligne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language="en" fo:country="US"/>
    </style:style>
    <style:style style:name="P21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22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23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24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25" style:parent-style-name="Sansinterligne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language="en" fo:country="US"/>
    </style:style>
    <style:style style:name="P26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27" style:parent-style-name="Sansinterligne" style:family="paragraph">
      <style:paragraph-properties fo:text-align="justify"/>
      <style:text-properties style:font-name="Times New Roman" style:font-name-complex="Times New Roman" fo:language="en" fo:country="US"/>
    </style:style>
    <style:style style:name="P28" style:parent-style-name="Sansinterligne" style:family="paragraph">
      <style:paragraph-properties fo:text-align="justify"/>
    </style:style>
    <style:style style:name="T29" style:parent-style-name="Policepardéfaut" style:family="text">
      <style:text-properties style:font-name="Times New Roman" style:font-name-complex="Times New Roman" fo:language="en" fo:country="US"/>
    </style:style>
    <style:style style:name="T30" style:parent-style-name="Policepardéfaut" style:family="text">
      <style:text-properties style:font-name="Times New Roman" style:font-name-complex="Times New Roman" fo:language="en" fo:country="US"/>
    </style:style>
    <style:style style:name="T31" style:parent-style-name="Policepardéfaut" style:family="text">
      <style:text-properties style:font-name="Times New Roman" style:font-name-complex="Times New Roman" fo:language="en" fo:country="US"/>
    </style:style>
    <style:style style:name="T32" style:parent-style-name="Policepardéfaut" style:family="text">
      <style:text-properties style:font-name="Times New Roman" style:font-name-complex="Times New Roman" fo:language="en" fo:country="US"/>
    </style:style>
    <style:style style:name="T33" style:parent-style-name="Policepardéfaut" style:family="text">
      <style:text-properties style:font-name="Times New Roman" style:font-name-complex="Times New Roman" fo:language="en" fo:country="US"/>
    </style:style>
  </office:automatic-styles>
  <office:body>
    <office:text text:use-soft-page-breaks="true">
      <text:p text:style-name="P1">DO178C</text:p>
      <text:p text:style-name="P2"/>
      <text:p text:style-name="P3">-<text:s/>A single e-mail by team mentioning the team (name<text:s/>and e-mail of all members), containing:</text:p>
      <text:p text:style-name="P4">-<text:s/>Software Requirement Data</text:p>
      <text:p text:style-name="P5">-<text:s/>Design Description</text:p>
      <text:p text:style-name="P6">-<text:s/>Trace Data</text:p>
      <text:p text:style-name="P7">-<text:s/>Source Code</text:p>
      <text:p text:style-name="P8">-<text:s/>Software Test Cases and Procedures</text:p>
      <text:p text:style-name="P9">-<text:s/>Software verification result</text:p>
      <text:p text:style-name="P10">-<text:s/>The Source Code must be written in Ada</text:p>
      <text:p text:style-name="P11"><text:span text:style-name="T12">-</text:span><text:span text:style-name="T13"><text:s/>[EPITA-2021] in subject line to<text:s/></text:span><text:a xlink:href="mailto:ruiz@adacore.com" office:target-frame-name="_top" xlink:show="replace"><text:span text:style-name="T14">ruiz@adacore.com</text:span></text:a><text:span text:style-name="T15">.</text:span></text:p>
      <text:p text:style-name="P16"/>
      <text:p text:style-name="P17">"I would expect around 10 High-Level Requirements".</text:p>
      <text:p text:style-name="P18">Write the certification documentation for a small subset of the system to be developed in the Ada course.</text:p>
      <text:p text:style-name="P19"/>
      <text:p text:style-name="P20">[5.0] Development processes</text:p>
      <text:p text:style-name="P21">-<text:s/>[2.1] Describe your traceability methodology.</text:p>
      <text:p text:style-name="P22">-<text:s/>[2.2] Write the<text:s/>high-level<text:s/>requirements.</text:p>
      <text:p text:style-name="P23">-<text:s/>[2.3] Write the software architecture and<text:s/>low-level<text:s/>requirements.</text:p>
      <text:p text:style-name="P24"/>
      <text:p text:style-name="P25">[6.0] Verification Process</text:p>
      <text:p text:style-name="P26">-<text:s/>[3.1] Describe your traceability methodology.</text:p>
      <text:p text:style-name="P27">-<text:s/>[3.2] Write Software Verification Test Cases<text:s/>and Test Procedures for HLR and LLR.</text:p>
      <text:p text:style-name="P28"><text:span text:style-name="T29">-</text:span><text:span text:style-name="T30"><text:s/>[3.3] Run tests and record them in the</text:span><text:span text:style-name="T31"><text:s/></text:span><text:span text:style-name="T32">Software Verification Results</text:span><text:span text:style-name="T33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GOUDOUT</meta:initial-creator>
    <dc:creator>Richard GOUDOUT</dc:creator>
    <meta:creation-date>2021-01-29T14:41:00Z</meta:creation-date>
    <dc:date>2021-01-29T14:48:00Z</dc:date>
    <meta:template xlink:href="Normal.dotm" xlink:type="simple"/>
    <meta:editing-cycles>9</meta:editing-cycles>
    <meta:editing-duration>PT420S</meta:editing-duration>
    <meta:document-statistic meta:page-count="1" meta:paragraph-count="1" meta:word-count="147" meta:character-count="955" meta:row-count="6" meta:non-whitespace-character-count="809"/>
  </office:meta>
</office:document-meta>
</file>